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size-complex="14pt"/>
    </style:style>
    <style:style style:name="P15" style:parent-style-name="NoSpacing" style:family="paragraph">
      <style:paragraph-properties fo:text-align="justify"/>
    </style:style>
    <style:style style:name="T16" style:parent-style-name="DefaultParagraphFont" style:family="text">
      <style:text-properties fo:font-weight="bold" style:font-weight-asian="bold" fo:font-size="12pt" style:font-size-asian="12pt"/>
    </style:style>
    <style:style style:name="T17" style:parent-style-name="DefaultParagraphFont" style:family="text">
      <style:text-properties fo:font-size="12pt" style:font-size-asian="12pt"/>
    </style:style>
    <style:style style:name="P18" style:parent-style-name="NoSpacing" style:family="paragraph">
      <style:paragraph-properties fo:text-align="justify"/>
      <style:text-properties fo:font-size="12pt" style:font-size-asian="12pt"/>
    </style:style>
    <style:style style:name="P19" style:parent-style-name="NoSpacing" style:family="paragraph">
      <style:paragraph-properties fo:text-align="justify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P31" style:parent-style-name="NoSpacing" style:family="paragraph">
      <style:paragraph-properties fo:text-align="justify"/>
      <style:text-properties fo:font-size="12pt" style:font-size-asian="12pt" style:font-size-complex="12pt"/>
    </style:style>
    <style:style style:name="P32" style:parent-style-name="NoSpacing" style:family="paragraph">
      <style:paragraph-properties fo:text-align="justify"/>
    </style:style>
    <style:style style:name="T3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P41" style:parent-style-name="NoSpacing" style:family="paragraph">
      <style:paragraph-properties fo:text-align="justify"/>
    </style:style>
    <style:style style:name="P42" style:parent-style-name="NoSpacing" style:family="paragraph">
      <style:paragraph-properties fo:text-align="justify"/>
    </style:style>
    <style:style style:name="T4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NoSpacing" style:family="paragraph">
      <style:paragraph-properties fo:text-align="justify"/>
      <style:text-properties fo:font-size="12pt" style:font-size-asian="12pt" style:font-size-complex="12pt"/>
    </style:style>
    <style:style style:name="P52" style:parent-style-name="NoSpacing" style:family="paragraph">
      <style:paragraph-properties fo:text-align="justify"/>
    </style:style>
    <style:style style:name="T5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NoSpacing" style:family="paragraph">
      <style:paragraph-properties fo:text-align="justify"/>
      <style:text-properties fo:font-size="12pt" style:font-size-asian="12pt" style:font-size-complex="12pt"/>
    </style:style>
    <style:style style:name="P60" style:parent-style-name="NoSpacing" style:family="paragraph">
      <style:paragraph-properties fo:text-align="justify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Andale Sans UI" style:font-name-complex="Times New Roman" style:letter-kerning="true" fo:font-size="12pt" style:font-size-asian="12pt" style:font-size-complex="12pt" fo:language="de" fo:country="DE" style:language-asian="ja" style:country-asian="JP" style:language-complex="fa" style:country-complex="IR"/>
    </style:style>
    <style:style style:name="T6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71" style:parent-style-name="NoSpacing" style:family="paragraph">
      <style:paragraph-properties fo:text-align="justify"/>
      <style:text-properties style:font-name="Times New Roman" style:font-name-complex="Times New Roman" fo:color="#000000" fo:font-size="12pt" style:font-size-asian="12pt" style:font-size-complex="12pt"/>
    </style:style>
    <style:style style:name="P72" style:parent-style-name="NoSpacing" style:family="paragraph">
      <style:paragraph-properties fo:text-align="justify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</office:automatic-styles>
  <office:body>
    <office:text text:use-soft-page-breaks="true">
      <text:p text:style-name="P1">Microcontroller System Laboratory</text:p>
      <text:p text:style-name="P2"/>
      <text:p text:style-name="P3">Statement of experiments</text:p>
      <text:p text:style-name="P4"/>
      <text:p text:style-name="P5"/>
      <text:p text:style-name="Standard"><text:span text:style-name="T6">Execution platform:<text:s/></text:span><text:span text:style-name="T7">Simulator</text:span><text:span text:style-name="T8"><text:s/></text:span><text:span text:style-name="T9">EdSim51</text:span></text:p>
      <text:p text:style-name="P10"/>
      <text:p text:style-name="P11"/>
      <text:p text:style-name="P12">Experiment 4: Generating<text:s/>different waveforms through DAC and<text:s/>converting analog inputs into digital form through ADC.</text:p>
      <text:p text:style-name="P13"/>
      <text:p text:style-name="P14">Duration: 2 weeks</text:p>
      <text:p text:style-name="Standard"/>
      <text:p text:style-name="P15"><text:span text:style-name="T16">Prerequisite:</text:span><text:span text:style-name="T17"><text:s text:c="2"/>Go through the examples on DAC and ADC provided in the website of EdSim51</text:span></text:p>
      <text:p text:style-name="P18"/>
      <text:p text:style-name="P19"><text:span text:style-name="T20">Part (i):</text:span><text:span text:style-name="T21"><text:s/></text:span><text:span text:style-name="T22">Write<text:s/></text:span><text:span text:style-name="T23">a program</text:span><text:span text:style-name="T24"><text:s/>to generate a s</text:span><text:span text:style-name="T25">aw-tooth waveform through the DA</text:span><text:span text:style-name="T26">C interface. Display the waveform on DAC</text:span><text:span text:style-name="T27"><text:s/>scope</text:span><text:span text:style-name="T28">. Find the maximum frequency and th</text:span><text:span text:style-name="T29">e maximum amplitude that can be achieved in the simulator.</text:span><text:span text:style-name="T30"><text:s/></text:span></text:p>
      <text:p text:style-name="P31"/>
      <text:p text:style-name="P32"><text:span text:style-name="T33">Part</text:span><text:span text:style-name="T34"><text:s/></text:span><text:span text:style-name="T35">(ii):</text:span><text:span text:style-name="T36"><text:s text:c="2"/></text:span><text:span text:style-name="T37">Display inverted ramp signal on the DAC Scope. Change the slope of the ramp signal to 30</text:span><text:span text:style-name="T38">o</text:span><text:span text:style-name="T39"><text:s/>and 60</text:span><text:span text:style-name="T40"><text:s/>o</text:span></text:p>
      <text:p text:style-name="P41"/>
      <text:p text:style-name="P42"><text:span text:style-name="T43">Part (ii</text:span><text:span text:style-name="T44">i</text:span><text:span text:style-name="T45">):<text:s/></text:span><text:span text:style-name="T46">Write programs to generate a trapezoidal waveform having 40% duty ratio with 5% rise time<text:s/></text:span><text:span text:style-name="T47">and 5% fall time, through the DA</text:span><text:span text:style-name="T48">C interface. Display the waveform on DAC</text:span><text:span text:style-name="T49"><text:s/>scope</text:span><text:span text:style-name="T50">.</text:span></text:p>
      <text:p text:style-name="P51"/>
      <text:p text:style-name="P52"><text:span text:style-name="T53">Part (iv</text:span><text:span text:style-name="T54">):<text:s/></text:span><text:span text:style-name="T55">Write programs to generate a sin</text:span><text:span text:style-name="T56">usoidal waveform through the DAC</text:span><text:span text:style-name="T57"><text:s/>interface. Display the waveform on the DAC. Find the maximum frequency and the maximum amplitude that can be achieved in the simulato</text:span><text:span text:style-name="T58">r.<text:s/></text:span></text:p>
      <text:p text:style-name="P59"/>
      <text:p text:style-name="P60"><text:span text:style-name="T61">Part (v):</text:span><text:span text:style-name="T62"><text:s/>Using<text:s/></text:span><text:span text:style-name="T63">the<text:s/></text:span><text:span text:style-name="T64">ADC, convert a<text:s/></text:span><text:span text:style-name="T65">voltage</text:span><text:span text:style-name="T66"><text:s/>(analog) into digital form.</text:span><text:span text:style-name="T67"><text:s/></text:span><text:span text:style-name="T68">Display the output</text:span><text:span text:style-name="T69"><text:s/></text:span><text:span text:style-name="T70">of the ADC on the LCD panel.<text:s/></text:span></text:p>
      <text:p text:style-name="P71"/>
      <text:p text:style-name="P72"><text:span text:style-name="T73">Part (vi):</text:span><text:span text:style-name="T74"><text:s/></text:span><text:span text:style-name="T75">Take Samples from the ADC for three different input voltage values: 1V, 2V and 3V and, display these on the Scope via the DAC and the respective digital values on the LCD simultaneously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fo:widows="2" fo:orphans="2" style:vertical-align="auto"/>
      <style:text-properties style:font-name="Calibri" style:font-name-asian="Calibri" style:font-name-complex="Mangal" style:letter-kerning="false" fo:font-size="11pt" style:font-size-asian="11pt" style:font-size-complex="11pt" fo:language="en" fo:country="IN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dip Mandal</dc:creator>
    <meta:creation-date>2009-04-16T11:32:00Z</meta:creation-date>
    <dc:date>2021-09-21T08:25:00Z</dc:date>
    <meta:template xlink:href="Normal" xlink:type="simple"/>
    <meta:editing-cycles>35</meta:editing-cycles>
    <meta:editing-duration>PT1200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04" meta:character-count="1370" meta:row-count="9" meta:non-whitespace-character-count="1168"/>
  </office:meta>
</office:document-meta>
</file>